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5f9" officeooo:paragraph-rsid="001225f9"/>
    </style:style>
    <style:style style:name="P2" style:family="paragraph" style:parent-style-name="Standard">
      <style:text-properties officeooo:rsid="0013be8d" officeooo:paragraph-rsid="0013be8d"/>
    </style:style>
    <style:style style:name="P3" style:family="paragraph" style:parent-style-name="Standard">
      <style:text-properties officeooo:rsid="0013be8d" officeooo:paragraph-rsid="001225f9"/>
    </style:style>
    <style:style style:name="P4" style:family="paragraph" style:parent-style-name="Standard">
      <style:text-properties officeooo:rsid="0013be8d" officeooo:paragraph-rsid="0013be8d"/>
    </style:style>
    <style:style style:name="P5" style:family="paragraph" style:parent-style-name="Standard">
      <style:text-properties officeooo:rsid="0015e72b" officeooo:paragraph-rsid="0015e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I – Mise en route</text:p>
      <text:p text:style-name="P1"><text:tab/>A – Analyse des besoins</text:p>
      <text:p text:style-name="P1"><text:tab/><text:tab/>1) Back</text:p>
      <text:p text:style-name="P1"><text:tab/><text:tab/>2) Front</text:p>
      <text:p text:style-name="P1"><text:tab/><text:tab/>3) BDD relationelle</text:p>
      <text:p text:style-name="P1"/>
      <text:p text:style-name="P1"><text:tab/>B – Sujet</text:p>
      <text:p text:style-name="P1"><text:tab/><text:tab/>1) Motivation</text:p>
      <text:p text:style-name="P1"><text:tab/><text:tab/>2) Mise en place</text:p>
      <text:p text:style-name="P1"><text:tab/><text:tab/>3) Contextualisation</text:p>
      <text:p text:style-name="P1"/>
      <text:p text:style-name="P1"><text:tab/>C – Choix technos</text:p>
      <text:p text:style-name="P1"><text:tab/><text:tab/>1) Spring Hibernate</text:p>
      <text:p text:style-name="P1"><text:tab/><text:tab/>2) Angular</text:p>
      <text:p text:style-name="P1"><text:tab/><text:tab/>3) PostgreSQL</text:p>
      <text:p text:style-name="P1"/>
      <text:p text:style-name="P1">II – Modélisation</text:p>
      <text:p text:style-name="P1"><text:tab/>A – Analyse du besoin</text:p>
      <text:p text:style-name="P1"><text:tab/><text:tab/>1) Diagrammes</text:p>
      <text:p text:style-name="P1"><text:tab/><text:tab/>2) Uses cases</text:p>
      <text:p text:style-name="P1"><text:tab/><text:tab/>3) User Stories</text:p>
      <text:p text:style-name="P1"/>
      <text:p text:style-name="P1"><text:tab/>B - <text:s/>Maquettage</text:p>
      <text:p text:style-name="P1"><text:tab/><text:tab/>1) Choix du Wireframe</text:p>
      <text:p text:style-name="P1"><text:tab/><text:tab/>2) Différentes fenêtres</text:p>
      <text:p text:style-name="P1"><text:tab/><text:tab/>3) Enchaînement</text:p>
      <text:p text:style-name="P1"/>
      <text:p text:style-name="P1"><text:tab/>C – Création BDD</text:p>
      <text:p text:style-name="P1"><text:tab/><text:tab/>1) PgModeler</text:p>
      <text:p text:style-name="P1"><text:tab/><text:tab/>2) PgAdmin</text:p>
      <text:p text:style-name="P2"><text:tab/><text:tab/>3)</text:p>
      <text:p text:style-name="P1"><text:tab/><text:tab/></text:p>
      <text:p text:style-name="P1">III – Développement</text:p>
      <text:p text:style-name="P1"><text:tab/>A- Back</text:p>
      <text:p text:style-name="P1"><text:tab/><text:tab/>1) MVC</text:p>
      <text:p text:style-name="P1"><text:tab/><text:tab/>2) Services</text:p>
      <text:p text:style-name="P1"><text:tab/><text:tab/>3) jwt – paypal</text:p>
      <text:p text:style-name="P1"/>
      <text:p text:style-name="P1"><text:tab/>B – Front</text:p>
      <text:p text:style-name="P3"><text:tab/><text:tab/>1) Mise en place Angular</text:p>
      <text:p text:style-name="P2"><text:tab/><text:tab/>2) Échanges avec le Back</text:p>
      <text:p text:style-name="P2"><text:tab/><text:tab/>3) Material</text:p>
      <text:p text:style-name="P2"><text:tab/></text:p>
      <text:p text:style-name="P2"><text:tab/>C – Divers</text:p>
      <text:p text:style-name="P2"><text:tab/><text:tab/>1) Requêtes particulières</text:p>
      <text:p text:style-name="P2"><text:tab/><text:tab/>2) Tests unitaires</text:p>
      <text:p text:style-name="P2"><text:tab/><text:tab/>3) Postman</text:p>
      <text:p text:style-name="P5"><text:tab/><text:tab/>4) Menaces</text:p>
      <text:p text:style-name="P2"/>
      <text:p text:style-name="P2"/>
      <text:p text:style-name="P2"><text:soft-page-break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49:27.768709931</meta:creation-date>
    <dc:date>2019-04-29T11:31:09.806642629</dc:date>
    <meta:editing-duration>PT9M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107" meta:character-count="664" meta:non-whitespace-character-count="517"/>
  </office:meta>
</office:document-meta>
</file>